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4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8pt" style:font-size-asian="18pt"/>
    </style:style>
    <style:style style:name="P11" style:family="paragraph">
      <style:paragraph-properties fo:text-align="center"/>
      <style:text-properties style:font-size-asian="18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9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3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4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2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2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4.2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593cm">
          <text:p><text:span text:style-name="T4">\0__tls_get_addr\0</text:span></text:p>
          <text:p><text:span text:style-name="T4">_Z2laii.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5.2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5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4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9.377cm">
          <text:p><text:span text:style-name="T3"><text:s text:c="2"/></text:span></text:p>
        </draw:rect>
        <draw:rect draw:style-name="gr1" draw:text-style-name="P1" draw:layer="layout" svg:width="4.13cm" svg:height="2.037cm" svg:x="4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4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1.434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4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4.3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4.3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4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draw:layer="layout" svg:width="4.13cm" svg:height="0.402cm" svg:x="4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4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4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4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4.362cm" svg:y1="9.636cm" svg:x2="4.362cm" svg:y2="4.336cm" draw:start-shape="id7" draw:start-glue-point="3" draw:end-shape="id8" draw:end-glue-point="3" svg:d="m4362 9636c-750 0-750-5300 0-5300">
          <text:p/>
        </draw:connector>
        <draw:connector draw:style-name="gr15" draw:text-style-name="P4" draw:layer="layout" draw:type="curve" svg:x1="4.367cm" svg:y1="5.202cm" svg:x2="4.362cm" svg:y2="16.236cm" draw:start-shape="id9" draw:start-glue-point="3" draw:end-shape="id10" svg:d="m4367 5202c-757 0-755 11034-5 11034">
          <text:p/>
        </draw:connector>
        <draw:custom-shape draw:style-name="gr10" draw:text-style-name="P4" xml:id="id11" draw:id="id11" draw:layer="layout" svg:width="4.13cm" svg:height="0.402cm" svg:x="4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3.836cm" svg:x2="8.491cm" svg:y2="8.785cm" draw:start-shape="id11" draw:start-glue-point="1" draw:end-shape="id12" draw:end-glue-point="1" svg:d="m8492 3836c750 0 750 4949-1 4949">
          <text:p/>
        </draw:connector>
        <draw:frame draw:style-name="gr2" draw:text-style-name="P3" draw:layer="layout" svg:width="0.635cm" svg:height="0.607cm" svg:x="3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2.365cm" svg:y="8.019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8.62cm" svg:y="5.843cm">
          <draw:text-box>
            <text:p><text:span text:style-name="T4">4</text:span></text:p>
          </draw:text-box>
        </draw:frame>
        <draw:custom-shape draw:style-name="gr11" draw:text-style-name="P4" draw:layer="layout" svg:width="0.381cm" svg:height="1.778cm" svg:x="3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1.127cm">
          <draw:text-box>
            <text:p><text:span text:style-name="T4">Dynsym index</text:span></text:p>
          </draw:text-box>
        </draw:frame>
        <draw:custom-shape draw:style-name="gr10" draw:text-style-name="P8" xml:id="id13" draw:id="id13" draw:layer="layout" svg:width="4.13cm" svg:height="0.402cm" svg:x="4.3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4.367cm" svg:y1="17.702cm" svg:x2="4.362cm" svg:y2="2.336cm" draw:start-shape="id13" draw:start-glue-point="3" draw:end-shape="id14" draw:end-glue-point="3" svg:d="m4367 17702c-757 0-755-15366-5-15366">
          <text:p/>
        </draw:connector>
        <draw:frame draw:style-name="gr2" draw:text-style-name="P3" draw:layer="layout" svg:width="0.635cm" svg:height="0.607cm" svg:x="3.305cm" svg:y="9.779cm">
          <draw:text-box>
            <text:p><text:span text:style-name="T4">2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257cm" svg:y="5.437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8" draw:id="id18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7.235cm" svg:x2="8.493cm" svg:y2="4.932cm" draw:start-shape="id15" draw:start-glue-point="1" draw:end-shape="id16" svg:d="m8494 17235c750 0 750-12303-1-12303">
          <text:p/>
        </draw:connector>
        <draw:frame draw:style-name="gr2" draw:text-style-name="P3" draw:layer="layout" svg:width="0.635cm" svg:height="0.607cm" svg:x="8.89cm" svg:y="11.4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connector draw:style-name="gr9" draw:text-style-name="P4" draw:layer="layout" draw:type="curve" draw:line-skew="0.773cm" svg:x1="8.492cm" svg:y1="3.483cm" svg:x2="8.494cm" svg:y2="15.735cm" draw:start-shape="id17" draw:start-glue-point="1" draw:end-shape="id18" draw:end-glue-point="1" svg:d="m8492 3483c1912 0 1911 12252 2 12252">
          <text:p/>
        </draw:connector>
        <draw:frame draw:style-name="gr2" draw:text-style-name="P3" draw:layer="layout" svg:width="0.635cm" svg:height="0.607cm" svg:x="9.691cm" svg:y="11.488cm">
          <draw:text-box>
            <text:p><text:span text:style-name="T4">1</text:span></text:p>
          </draw:text-box>
        </draw:frame>
        <draw:custom-shape draw:style-name="gr10" draw:text-style-name="P8" draw:layer="layout" svg:width="4.13cm" svg:height="0.402cm" svg:x="4.363cm" svg:y="14.5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rect draw:style-name="gr1" draw:text-style-name="P1" draw:layer="layout" svg:width="4.125cm" svg:height="2.073cm" svg:x="4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9.377cm">
          <text:p><text:span text:style-name="T3"><text:s text:c="2"/></text:span></text:p>
        </draw:rect>
        <draw:rect draw:style-name="gr1" draw:text-style-name="P1" draw:layer="layout" svg:width="4.13cm" svg:height="2.037cm" svg:x="4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4.3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4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2.133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1.434cm">
          <draw:text-box>
            <text:p><text:span text:style-name="T4">gp +16+2*4 ---&gt;</text:span></text:p>
          </draw:text-box>
        </draw:frame>
        <draw:custom-shape draw:style-name="gr5" draw:text-style-name="P10" draw:layer="layout" svg:width="4.13cm" svg:height="1.899cm" svg:x="4.3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4.3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1" draw:id="id21" draw:layer="layout" svg:width="4.13cm" svg:height="0.402cm" svg:x="4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4.3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9" draw:id="id19" draw:layer="layout" svg:width="4.13cm" svg:height="0.402cm" svg:x="4.3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xml:id="id20" draw:id="id20" draw:layer="layout" svg:width="4.13cm" svg:height="0.402cm" svg:x="4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3" draw:id="id23" draw:layer="layout" svg:width="4.13cm" svg:height="0.431cm" svg:x="4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5" draw:id="id25" draw:layer="layout" svg:width="4.13cm" svg:height="0.402cm" svg:x="4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draw:line-skew="0.309cm" svg:x1="4.362cm" svg:y1="10.236cm" svg:x2="4.362cm" svg:y2="6.336cm" draw:start-shape="id19" draw:start-glue-point="3" draw:end-shape="id20" draw:end-glue-point="3" svg:d="m4362 10236c-286 0-286-3900 0-3900">
          <text:p/>
        </draw:connector>
        <draw:connector draw:style-name="gr15" draw:text-style-name="P4" draw:layer="layout" draw:type="curve" draw:line-skew="-0.58cm" svg:x1="4.362cm" svg:y1="6.336cm" svg:x2="4.362cm" svg:y2="18.136cm" draw:start-shape="id20" draw:start-glue-point="3" draw:end-shape="id21" draw:end-glue-point="3" svg:d="m4362 6336c-1620 0-1620 11800 0 11800">
          <text:p/>
        </draw:connector>
        <draw:custom-shape draw:style-name="gr10" draw:text-style-name="P11" xml:id="id22" draw:id="id22" draw:layer="layout" svg:width="4.13cm" svg:height="0.402cm" svg:x="4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3.836cm" svg:x2="8.491cm" svg:y2="8.785cm" draw:start-shape="id22" draw:start-glue-point="1" draw:end-shape="id23" draw:end-glue-point="1" svg:d="m8492 3836c750 0 750 4949-1 4949">
          <text:p/>
        </draw:connector>
        <draw:frame draw:style-name="gr2" draw:text-style-name="P3" draw:layer="layout" svg:width="0.635cm" svg:height="0.607cm" svg:x="3.686cm" svg:y="7.7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2.165cm" svg:y="8.019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8.62cm" svg:y="5.843cm">
          <draw:text-box>
            <text:p><text:span text:style-name="T4">4</text:span></text:p>
          </draw:text-box>
        </draw:frame>
        <draw:custom-shape draw:style-name="gr11" draw:text-style-name="P4" draw:layer="layout" svg:width="0.381cm" svg:height="1.778cm" svg:x="3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1.127cm">
          <draw:text-box>
            <text:p><text:span text:style-name="T4">Dynsym index</text:span></text:p>
          </draw:text-box>
        </draw:frame>
        <draw:custom-shape draw:style-name="gr10" draw:text-style-name="P10" draw:layer="layout" svg:width="4.13cm" svg:height="0.402cm" svg:x="4.3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4.367cm" svg:y1="19.602cm" svg:x2="4.362cm" svg:y2="2.336cm" draw:start-shape="id24" draw:start-glue-point="3" draw:end-shape="id25" draw:end-glue-point="3" svg:d="m4367 19602c-757 0-755-17266-5-17266">
          <text:p/>
        </draw:connector>
        <draw:frame draw:style-name="gr2" draw:text-style-name="P3" draw:layer="layout" svg:width="0.635cm" svg:height="0.607cm" svg:x="2.705cm" svg:y="9.779cm">
          <draw:text-box>
            <text:p><text:span text:style-name="T4">2</text:span></text:p>
          </draw:text-box>
        </draw:frame>
        <draw:custom-shape draw:style-name="gr10" draw:text-style-name="P10" xml:id="id24" draw:id="id24" draw:layer="layout" svg:width="4.13cm" svg:height="0.402cm" svg:x="4.367cm" svg:y="19.4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6" draw:id="id26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10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5.3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5" draw:text-style-name="P4" draw:layer="layout" draw:type="curve" svg:x1="4.362cm" svg:y1="3.483cm" svg:x2="4.364cm" svg:y2="17.735cm" draw:start-shape="id26" draw:start-glue-point="3" draw:end-shape="id27" draw:end-glue-point="3" svg:d="m4362 3483c-751 0-752 14252 2 14252">
          <text:p/>
        </draw:connector>
        <draw:custom-shape draw:style-name="gr10" draw:text-style-name="P10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10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29" draw:id="id29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7" draw:id="id27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8" draw:id="id28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3</text:span></text:p>
          </draw:text-box>
        </draw:frame>
        <draw:connector draw:style-name="gr15" draw:text-style-name="P4" draw:layer="layout" draw:type="curve" svg:x1="8.494cm" svg:y1="18.335cm" svg:x2="8.494cm" svg:y2="15.735cm" draw:start-shape="id28" draw:start-glue-point="1" draw:end-shape="id29" draw:end-glue-point="1" svg:d="m8494 18335c750 0 750-2600 0-2600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4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frame draw:style-name="gr2" draw:text-style-name="P3" draw:layer="layout" svg:width="0.635cm" svg:height="0.607cm" svg:x="9.289cm" svg:y="8.486cm">
          <draw:text-box>
            <text:p><text:span text:style-name="T4">2</text:span></text:p>
          </draw:text-box>
        </draw:frame>
        <draw:custom-shape draw:style-name="gr10" draw:text-style-name="P10" draw:layer="layout" svg:width="4.13cm" svg:height="0.402cm" svg:x="4.363cm" svg:y="14.4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8.59cm" svg:y="8.587cm">
          <draw:text-box>
            <text:p><text:span text:style-name="T4">1</text:span></text:p>
          </draw:text-box>
        </draw:frame>
      </draw:page>
      <draw:page draw:name="page6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1" draw:id="id31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6cm" svg:y="7.333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3" draw:id="id33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10.937cm" svg:x2="8.491cm" svg:y2="3.485cm" draw:start-shape="id30" draw:end-shape="id31" draw:end-glue-point="1" svg:d="m8493 10937c750 0 751-7452-2-7452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2" draw:id="id32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2</text:span></text:p>
          </draw:text-box>
        </draw:frame>
        <draw:connector draw:style-name="gr15" draw:text-style-name="P4" draw:layer="layout" draw:type="curve" svg:x1="8.493cm" svg:y1="19.237cm" svg:x2="8.493cm" svg:y2="9.434cm" draw:start-shape="id32" draw:start-glue-point="1" draw:end-shape="id33" draw:end-glue-point="1" svg:d="m8493 19237c750 0 750-9803 0-9803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30" draw:id="id30" draw:layer="layout" svg:width="4.13cm" svg:height="0.402cm" svg:x="4.363cm" svg:y="10.736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5-11-26T17:47:51</dc:date>
    <meta:editing-duration>PT19H23M55S</meta:editing-duration>
    <meta:editing-cycles>77</meta:editing-cycles>
    <meta:generator>OpenOffice.org/3.3$Unix OpenOffice.org_project/330m20$Build-9567</meta:generator>
    <dc:creator>Chung-Shu Chen</dc:creator>
    <meta:document-statistic meta:object-count="381"/>
  </office:meta>
</office:document-meta>
</file>